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1cm" svg:height="3.45cm" svg:x="5.132cm" svg:y="1.1cm">
          <draw:image xlink:href="../../../../../../../../Applications/LibreOffice.app/Contents/Resources/../Resources/gallery/computers/Computer-Desktop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AS (ID 02)</text:p>
          </draw:image>
        </draw:frame>
        <draw:frame draw:style-name="gr1" draw:text-style-name="P1" draw:layer="layout" svg:width="1.736cm" svg:height="3.911cm" svg:x="12.409cm" svg:y="2.925cm">
          <draw:image xlink:href="../../../../../../../../Applications/LibreOffice.app/Contents/Resources/../Resources/gallery/computers/Server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AS (ID 03)</text:p>
          </draw:image>
        </draw:frame>
        <draw:frame draw:style-name="gr1" draw:text-style-name="P1" draw:layer="layout" svg:width="3.372cm" svg:height="2.855cm" svg:x="6.73cm" svg:y="7.005cm">
          <draw:image xlink:href="../../../../../../../../Applications/LibreOffice.app/Contents/Resources/../Resources/gallery/computers/WirelessAccessPoint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ESC</text:p>
          </draw:image>
        </draw:frame>
        <draw:frame draw:style-name="gr1" draw:text-style-name="P1" draw:layer="layout" svg:width="1.736cm" svg:height="3.91cm" svg:x="1.888cm" svg:y="5.221cm">
          <draw:image xlink:href="../../../../../../../../Applications/LibreOffice.app/Contents/Resources/../Resources/gallery/computers/Server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AS (ID 01)</text:p>
          </draw:image>
        </draw:frame>
        <draw:frame draw:style-name="gr1" draw:text-style-name="P1" draw:layer="layout" svg:width="1.735cm" svg:height="3.911cm" svg:x="3.358cm" svg:y="11.79cm">
          <draw:image xlink:href="../../../../../../../../Applications/LibreOffice.app/Contents/Resources/../Resources/gallery/computers/Server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AS (ID <text:span text:style-name="T1">N</text:span>)</text:p>
          </draw:image>
        </draw:frame>
        <draw:frame draw:style-name="gr1" draw:text-style-name="P1" draw:layer="layout" svg:width="1.736cm" svg:height="3.91cm" svg:x="9.076cm" svg:y="12.69cm">
          <draw:image xlink:href="../../../../../../../../Applications/LibreOffice.app/Contents/Resources/../Resources/gallery/computers/Server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AS (ID ...)</text:p>
          </draw:image>
        </draw:frame>
        <draw:line draw:style-name="gr2" draw:text-style-name="P1" draw:layer="layout" svg:x1="4.245cm" svg:y1="8.036cm" svg:x2="6.375cm" svg:y2="9.314cm">
          <text:p/>
        </draw:line>
        <draw:line draw:style-name="gr2" draw:text-style-name="P1" draw:layer="layout" svg:x1="7.883cm" svg:y1="5.663cm" svg:x2="7.972cm" svg:y2="7.032cm">
          <text:p/>
        </draw:line>
        <draw:line draw:style-name="gr2" draw:text-style-name="P1" draw:layer="layout" svg:x1="11.699cm" svg:y1="6.849cm" svg:x2="10.013cm" svg:y2="8.492cm">
          <text:p/>
        </draw:line>
        <draw:line draw:style-name="gr2" draw:text-style-name="P1" draw:layer="layout" svg:x1="12.587cm" svg:y1="10.864cm" svg:x2="10.191cm" svg:y2="10.043cm">
          <text:p/>
        </draw:line>
        <draw:line draw:style-name="gr2" draw:text-style-name="P1" draw:layer="layout" svg:x1="8.86cm" svg:y1="10.864cm" svg:x2="9.304cm" svg:y2="12.598cm">
          <text:p/>
        </draw:line>
        <draw:line draw:style-name="gr2" draw:text-style-name="P1" draw:layer="layout" svg:x1="5.221cm" svg:y1="11.869cm" svg:x2="6.907cm" svg:y2="10.226cm">
          <text:p/>
        </draw:line>
        <draw:frame draw:style-name="gr1" draw:text-style-name="P1" draw:layer="layout" svg:width="3.331cm" svg:height="2.183cm" svg:x="12.1cm" svg:y="10cm">
          <draw:image xlink:href="../../../../../../../../Applications/LibreOffice.app/Contents/Resources/../Resources/gallery/computers/Computer-Laptop-Silver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SAS (ID 04)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4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7:13:54.621798540</meta:creation-date>
    <dc:date>2017-11-22T13:46:29.882026195</dc:date>
    <meta:editing-duration>PT20H12M26S</meta:editing-duration>
    <meta:editing-cycles>4</meta:editing-cycles>
    <meta:generator>LibreOffice/5.4.2.2$MacOSX_X86_64 LibreOffice_project/22b09f6418e8c2d508a9eaf86b2399209b0990f4</meta:generator>
    <meta:document-statistic meta:object-count="13"/>
  </office:meta>
</office:document-meta>
</file>